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automatic-styles>
    <style:style style:name="co1" style:family="table-column">
      <style:table-column-properties fo:break-before="auto" style:column-width="0.2146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1.778in"/>
    </style:style>
    <style:style style:name="co5" style:family="table-column">
      <style:table-column-properties fo:break-before="auto" style:column-width="1.1874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1937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5" style:family="table-cell" style:parent-style-name="Default" style:data-style-name="N100">
      <style:table-cell-properties fo:background-color="#eeeeee"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0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8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  <style:style style:name="ce12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</office:automatic-styles>
  <office:body>
    <office:spreadsheet>
      <table:calculation-settings table:automatic-find-labels="false" table:use-regular-expressions="false" table:use-wildcards="true"/>
      <table:table table:name="conv_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o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8</text:p>
          </table:table-cell>
          <table:table-cell table:style-name="ce10" office:value-type="string" calcext:value-type="string">
            <text:p>-</text:p>
          </table:table-cell>
          <table:table-cell table:style-name="ce9" office:value-type="string" calcext:value-type="string" table:number-columns-spanned="1" table:number-rows-spanned="5">
            <text:p><text:s/>0 (unsigned integer)</text:p>
          </table:table-cell>
          <table:table-cell table:style-name="ce10" office:value-type="string" calcext:value-type="string">
            <text:p>24 or &lt;24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16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32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64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8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16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32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64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[]byte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2 (byte string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3 (text string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[]any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4 (array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 table:style-name="ce3"/>
          <table:table-cell table:style-name="ce10" office:value-type="string" calcext:value-type="string">
            <text:p>struct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 table:number-columns-spanned="1" table:number-rows-spanned="2">
            <text:p><text:s/>5 (map)</text:p>
          </table:table-cell>
          <table:table-cell table:style-name="ce10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map[any]any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6 (tag)</text:p>
          </table:table-cell>
          <table:table-cell table:style-name="ce10" office:value-type="string" calcext:value-type="string">
            <text:p>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1" office:value-type="string" calcext:value-type="string" table:number-columns-spanned="1" table:number-rows-spanned="2">
            <text:p>bool</text:p>
          </table:table-cell>
          <table:table-cell table:style-name="ce10" office:value-type="string" calcext:value-type="string">
            <text:p>false</text:p>
          </table:table-cell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0" office:value-type="string" calcext:value-type="string">
            <text:p>2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covered-table-cell table:style-name="ce8"/>
          <table:table-cell table:style-name="ce10" office:value-type="string" calcext:value-type="string">
            <text:p>true</text:p>
          </table:table-cell>
          <table:covered-table-cell table:style-name="ce8"/>
          <table:table-cell table:style-name="ce10" office:value-type="string" calcext:value-type="string">
            <text:p>21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nil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string" calcext:value-type="string">
            <text:p>22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float32</text:p>
          </table:table-cell>
          <table:table-cell table:style-name="ce10" office:value-type="string" calcext:value-type="string">
            <text:p>-</text:p>
          </table:table-cell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float64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Go</text:p>
          </table:table-cell>
          <table:covered-table-cell table:style-name="ce8"/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To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8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style-name="ce10" office:value-type="string" calcext:value-type="string">
            <text:p>&gt; <text:s/>MaxInt8</text:p>
          </table:table-cell>
          <table:table-cell table:style-name="ce10" office:value-type="string" calcext:value-type="string">
            <text:p>u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8</text:p>
          </table:table-cell>
          <table:table-cell table:style-name="ce10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style-name="ce10" office:value-type="string" calcext:value-type="string">
            <text:p>&gt; <text:s/>MaxInt16</text:p>
          </table:table-cell>
          <table:table-cell table:style-name="ce10" office:value-type="string" calcext:value-type="string">
            <text:p>u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16</text:p>
          </table:table-cell>
          <table:table-cell table:style-name="ce10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style-name="ce10" office:value-type="string" calcext:value-type="string">
            <text:p>&gt; <text:s/>MaxInt32</text:p>
          </table:table-cell>
          <table:table-cell table:style-name="ce10" office:value-type="string" calcext:value-type="string">
            <text:p>u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32</text:p>
          </table:table-cell>
          <table:table-cell table:style-name="ce10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style-name="ce10" office:value-type="string" calcext:value-type="string">
            <text:p>&gt; <text:s/>MaxInt64</text:p>
          </table:table-cell>
          <table:table-cell table:style-name="ce10" office:value-type="string" calcext:value-type="string">
            <text:p>u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64</text:p>
          </table:table-cell>
          <table:table-cell table:style-name="ce10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4">
            <text:p><text:s/>1 (negative integer)</text:p>
          </table:table-cell>
          <table:table-cell table:style-name="ce10" office:value-type="string" calcext:value-type="string">
            <text:p>24 or &lt;2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2 (byte string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[]byt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3 (text string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string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4 (array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[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5 (map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map[any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6 (tag)</text:p>
          </table:table-cell>
          <table:table-cell table:style-name="ce10" office:value-type="string" calcext:value-type="string">
            <text:p>0 (Date/Time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im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ool(fals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ool(tru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nil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oa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oat64</text:p>
          </table:table-cell>
          <table:table-cell table:style-name="ce3" table:number-columns-repeated="16377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marshal_table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71" table:default-cell-style-name="ce1"/>
        <table:table-row table:style-name="ro1">
          <table:table-cell table:number-columns-repeated="12"/>
          <table:table-cell table:style-name="Default" table:number-columns-repeated="16371"/>
        </table:table-row>
        <table:table-row table:style-name="ro1">
          <table:table-cell table:style-name="ce3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style-name="ce5" office:value-type="string" calcext:value-type="string" table:number-columns-spanned="9" table:number-rows-spanned="1">
            <text:p>Decoder::Unmarshal(), UnmarshalTo()</text:p>
          </table:table-cell>
          <table:covered-table-cell table:number-columns-repeated="8" table:style-name="ce8"/>
          <table:table-cell table:style-name="ce3" table:number-columns-repeated="16371"/>
        </table:table-row>
        <table:table-row table:style-name="ro1">
          <table:table-cell table:style-name="ce3"/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*string</text:p>
          </table:table-cell>
          <table:table-cell table:style-name="ce5" office:value-type="string" calcext:value-type="string">
            <text:p>*int(bit)?</text:p>
          </table:table-cell>
          <table:table-cell table:style-name="ce5" office:value-type="string" calcext:value-type="string">
            <text:p>*uint(bit)?</text:p>
          </table:table-cell>
          <table:table-cell table:style-name="ce5" office:value-type="string" calcext:value-type="string">
            <text:p>*float(bit)</text:p>
          </table:table-cell>
          <table:table-cell table:style-name="ce5" office:value-type="string" calcext:value-type="string">
            <text:p>map[type]type</text:p>
          </table:table-cell>
          <table:table-cell table:style-name="ce5" office:value-type="string" calcext:value-type="string">
            <text:p>*[]type</text:p>
          </table:table-cell>
          <table:table-cell table:style-name="ce5" office:value-type="string" calcext:value-type="string">
            <text:p>*struct</text:p>
          </table:table-cell>
          <table:table-cell table:style-name="ce5" office:value-type="string" calcext:value-type="string">
            <text:p>*bool</text:p>
          </table:table-cell>
          <table:table-cell table:style-name="ce5" office:value-type="string" calcext:value-type="string">
            <text:p>Time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8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4">
            <text:p><text:s/>1 (negative integer)</text:p>
          </table:table-cell>
          <table:table-cell table:style-name="ce10" office:value-type="string" calcext:value-type="string">
            <text:p>24 or &lt;24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2 (byte string)</text:p>
          </table:table-cell>
          <table:table-cell table:number-columns-repeated="10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3 (text string)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4 (array)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5 (map)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6 (tag)</text:p>
          </table:table-cell>
          <table:table-cell table:style-name="ce12" office:value-type="string" calcext:value-type="string">
            <text:p><text:s/>0 (Date/Time)</text:p>
          </table:table-cell>
          <table:table-cell table:number-columns-repeated="9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2" office:value-type="string" calcext:value-type="string">
            <text:p><text:s/>20 (false)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9"/>
          <table:table-cell table:style-name="ce12" office:value-type="string" calcext:value-type="string">
            <text:p><text:s/>21 (true)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2" office:value-type="string" calcext:value-type="string">
            <text:p><text:s/>22 (nil)</text:p>
          </table:table-cell>
          <table:table-cell table:number-columns-repeated="9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2" office:value-type="string" calcext:value-type="string">
            <text:p><text:s/>26 (float32)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2" office:value-type="string" calcext:value-type="string">
            <text:p><text:s/>27 (float64)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 table:number-rows-repeated="1048550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ltr" style:first-page-number="1" style:scale-to="98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date>2022-11-19T17:08:13.613309433</dc:date>
    <meta:print-date>2022-11-16T00:40:24.333592819</meta:print-date>
    <meta:editing-cycles>132</meta:editing-cycles>
    <meta:editing-duration>PT3H46M36S</meta:editing-duration>
    <meta:document-statistic meta:table-count="2" meta:cell-count="406" meta:object-count="0"/>
  </office:meta>
</office:document-meta>
</file>